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25-10-2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25-07-08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25-04-17 0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25-01-22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24-10-14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24-07-30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24-04-0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24-01-3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23-07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23-04-26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23-01-0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22-10-2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22-07-06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22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22-01-12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21-10-0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21-07-21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21-05-05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21-01-07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20-10-14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20-07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20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20-01-14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9-10-22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9-04-29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9-01-2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8-10-03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8-07-19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8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8-01-17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7-10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7-02-2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6-10-26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6-07-06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6-01-1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5-10-2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5-07-2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5-04-20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5-01-12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4-10-0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4-04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4-01-2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3-10-0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3-07-2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3-04-08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3-01-1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2-10-3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2-07-1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2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2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1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0-07-1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10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9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9-04-27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9-01-1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8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8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8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8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7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7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7-04-13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7-03-0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6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6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6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5-12-28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5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5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5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5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4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4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4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4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4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4-02-02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3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3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3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3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2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2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2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2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1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1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1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0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0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0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2000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9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9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9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9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9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9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8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8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8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8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8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7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7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7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7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6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6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6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6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5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5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5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5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4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4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4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4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3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3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3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3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2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2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1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1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1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1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0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0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0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0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0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0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0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0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0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0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0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0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90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9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9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9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9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9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9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9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8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8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8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8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8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8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8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8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8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8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7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7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7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7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7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7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7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7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7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7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7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7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6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6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6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6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6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6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6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6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6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6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6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5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4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1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3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2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2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2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2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2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2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2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2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2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2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2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2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2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2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2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2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2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2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2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2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2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2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2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1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1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80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1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9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8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7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7-1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7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7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7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7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7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7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7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7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7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7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7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7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7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7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7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7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7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7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7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7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7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6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76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T0050230</text:p>
          </table:table-cell>
          <table:table-cell office:value-type="string" calcext:value-type="string">
            <text:p>08N/10W-33CCC</text:p>
          </table:table-cell>
          <table:table-cell office:value-type="string" calcext:value-type="string">
            <text:p>1967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08" meta:object-count="0"/>
    <meta:user-defined meta:name="AppVersion">3.0</meta:user-defined>
  </office:meta>
</office:document-meta>
</file>